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0.7063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0.9835in"/>
    </style:style>
    <style:style style:name="co10" style:family="table-column">
      <style:table-column-properties fo:break-before="auto" style:column-width="0.7819in"/>
    </style:style>
    <style:style style:name="co11" style:family="table-column">
      <style:table-column-properties fo:break-before="auto" style:column-width="0.6555in"/>
    </style:style>
    <style:style style:name="co12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33500366002" calcext:value-type="float">
            <text:p>2.18634</text:p>
          </table:table-cell>
          <table:table-cell office:value-type="float" office:value="2.45440420775359" calcext:value-type="float">
            <text:p>2.4544</text:p>
          </table:table-cell>
          <table:table-cell office:value-type="float" office:value="3.38003645890742" calcext:value-type="float">
            <text:p>3.3800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78876161244" calcext:value-type="float">
            <text:p>2.17679</text:p>
          </table:table-cell>
          <table:table-cell office:value-type="float" office:value="2.44274363170286" calcext:value-type="float">
            <text:p>2.44274</text:p>
          </table:table-cell>
          <table:table-cell office:value-type="float" office:value="3.36995752113345" calcext:value-type="float">
            <text:p>3.369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9401783139071" calcext:value-type="float">
            <text:p>2.39402</text:p>
          </table:table-cell>
          <table:table-cell office:value-type="float" office:value="2.02964518190507" calcext:value-type="float">
            <text:p>2.02965</text:p>
          </table:table-cell>
          <table:table-cell office:value-type="float" office:value="2.80265282231384" calcext:value-type="float">
            <text:p>2.802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9278569529982" calcext:value-type="float">
            <text:p>2.39279</text:p>
          </table:table-cell>
          <table:table-cell office:value-type="float" office:value="2.03099673119447" calcext:value-type="float">
            <text:p>2.031</text:p>
          </table:table-cell>
          <table:table-cell office:value-type="float" office:value="2.8104752209837" calcext:value-type="float">
            <text:p>2.8104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240130654132" calcext:value-type="float">
            <text:p>2.3624</text:p>
          </table:table-cell>
          <table:table-cell office:value-type="float" office:value="2.07339221811102" calcext:value-type="float">
            <text:p>2.07339</text:p>
          </table:table-cell>
          <table:table-cell office:value-type="float" office:value="2.78634777338402" calcext:value-type="float">
            <text:p>2.786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60104868723" calcext:value-type="float">
            <text:p>2.35601</text:p>
          </table:table-cell>
          <table:table-cell office:value-type="float" office:value="2.16686431476472" calcext:value-type="float">
            <text:p>2.16686</text:p>
          </table:table-cell>
          <table:table-cell office:value-type="float" office:value="3.03072931044002" calcext:value-type="float">
            <text:p>3.0307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742654022398" calcext:value-type="float">
            <text:p>2.34743</text:p>
          </table:table-cell>
          <table:table-cell office:value-type="float" office:value="2.16956997877994" calcext:value-type="float">
            <text:p>2.16957</text:p>
          </table:table-cell>
          <table:table-cell office:value-type="float" office:value="3.03311807499076" calcext:value-type="float">
            <text:p>3.0331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34605928318238" calcext:value-type="float">
            <text:p>2.34606</text:p>
          </table:table-cell>
          <table:table-cell office:value-type="float" office:value="2.09361846111245" calcext:value-type="float">
            <text:p>2.09362</text:p>
          </table:table-cell>
          <table:table-cell office:value-type="float" office:value="2.77377208708957" calcext:value-type="float">
            <text:p>2.773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042874544617" calcext:value-type="float">
            <text:p>2.33043</text:p>
          </table:table-cell>
          <table:table-cell office:value-type="float" office:value="2.20264505133923" calcext:value-type="float">
            <text:p>2.20265</text:p>
          </table:table-cell>
          <table:table-cell office:value-type="float" office:value="3.25867543941462" calcext:value-type="float">
            <text:p>3.2586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010847231525" calcext:value-type="float">
            <text:p>2.33011</text:p>
          </table:table-cell>
          <table:table-cell office:value-type="float" office:value="2.19260853590637" calcext:value-type="float">
            <text:p>2.19261</text:p>
          </table:table-cell>
          <table:table-cell office:value-type="float" office:value="3.23913143012184" calcext:value-type="float">
            <text:p>3.2391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2823217103711" calcext:value-type="float">
            <text:p>2.32823</text:p>
          </table:table-cell>
          <table:table-cell office:value-type="float" office:value="2.14285054314426" calcext:value-type="float">
            <text:p>2.14285</text:p>
          </table:table-cell>
          <table:table-cell office:value-type="float" office:value="2.82764487732102" calcext:value-type="float">
            <text:p>2.827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49116895683" calcext:value-type="float">
            <text:p>2.26349</text:p>
          </table:table-cell>
          <table:table-cell office:value-type="float" office:value="2.32304439710413" calcext:value-type="float">
            <text:p>2.32304</text:p>
          </table:table-cell>
          <table:table-cell office:value-type="float" office:value="3.34476256758018" calcext:value-type="float">
            <text:p>3.3447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934263226824" calcext:value-type="float">
            <text:p>2.31934</text:p>
          </table:table-cell>
          <table:table-cell office:value-type="float" office:value="2.22696264461596" calcext:value-type="float">
            <text:p>2.22696</text:p>
          </table:table-cell>
          <table:table-cell office:value-type="float" office:value="3.10092268829919" calcext:value-type="float">
            <text:p>3.1009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76138949992" calcext:value-type="float">
            <text:p>2.31776</text:p>
          </table:table-cell>
          <table:table-cell office:value-type="float" office:value="2.16136576517011" calcext:value-type="float">
            <text:p>2.16137</text:p>
          </table:table-cell>
          <table:table-cell office:value-type="float" office:value="2.85144201304563" calcext:value-type="float">
            <text:p>2.851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36426390999" calcext:value-type="float">
            <text:p>2.24636</text:p>
          </table:table-cell>
          <table:table-cell office:value-type="float" office:value="2.31605334555506" calcext:value-type="float">
            <text:p>2.31605</text:p>
          </table:table-cell>
          <table:table-cell office:value-type="float" office:value="3.32680682040009" calcext:value-type="float">
            <text:p>3.3268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152917039848" calcext:value-type="float">
            <text:p>2.31529</text:p>
          </table:table-cell>
          <table:table-cell office:value-type="float" office:value="2.09691943952765" calcext:value-type="float">
            <text:p>2.09692</text:p>
          </table:table-cell>
          <table:table-cell office:value-type="float" office:value="2.7515317908034" calcext:value-type="float">
            <text:p>2.7515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248119236913" calcext:value-type="float">
            <text:p>2.31248</text:p>
          </table:table-cell>
          <table:table-cell office:value-type="float" office:value="2.11344629938551" calcext:value-type="float">
            <text:p>2.11345</text:p>
          </table:table-cell>
          <table:table-cell office:value-type="float" office:value="2.75026584658746" calcext:value-type="float">
            <text:p>2.7502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085361735914" calcext:value-type="float">
            <text:p>2.31085</text:p>
          </table:table-cell>
          <table:table-cell office:value-type="float" office:value="2.22699787941336" calcext:value-type="float">
            <text:p>2.227</text:p>
          </table:table-cell>
          <table:table-cell office:value-type="float" office:value="3.0781505545878" calcext:value-type="float">
            <text:p>3.0781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32234108665" calcext:value-type="float">
            <text:p>2.30832</text:p>
          </table:table-cell>
          <table:table-cell office:value-type="float" office:value="2.17773031694193" calcext:value-type="float">
            <text:p>2.17773</text:p>
          </table:table-cell>
          <table:table-cell office:value-type="float" office:value="2.90928623300732" calcext:value-type="float">
            <text:p>2.9092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484028329278" calcext:value-type="float">
            <text:p>2.29484</text:p>
          </table:table-cell>
          <table:table-cell office:value-type="float" office:value="2.16614099237408" calcext:value-type="float">
            <text:p>2.16614</text:p>
          </table:table-cell>
          <table:table-cell office:value-type="float" office:value="2.94645188963303" calcext:value-type="float">
            <text:p>2.9464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169287727998" calcext:value-type="float">
            <text:p>2.28169</text:p>
          </table:table-cell>
          <table:table-cell office:value-type="float" office:value="2.15043097494424" calcext:value-type="float">
            <text:p>2.15043</text:p>
          </table:table-cell>
          <table:table-cell office:value-type="float" office:value="2.69410142318535" calcext:value-type="float">
            <text:p>2.694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63765800207" calcext:value-type="float">
            <text:p>2.27764</text:p>
          </table:table-cell>
          <table:table-cell office:value-type="float" office:value="2.35038239785935" calcext:value-type="float">
            <text:p>2.35038</text:p>
          </table:table-cell>
          <table:table-cell office:value-type="float" office:value="3.38564200372127" calcext:value-type="float">
            <text:p>3.385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55363417125" calcext:value-type="float">
            <text:p>2.27555</text:p>
          </table:table-cell>
          <table:table-cell office:value-type="float" office:value="2.35164271293812" calcext:value-type="float">
            <text:p>2.35164</text:p>
          </table:table-cell>
          <table:table-cell office:value-type="float" office:value="3.34916915669595" calcext:value-type="float">
            <text:p>3.3491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03070547875" calcext:value-type="float">
            <text:p>2.27103</text:p>
          </table:table-cell>
          <table:table-cell office:value-type="float" office:value="2.15226642550638" calcext:value-type="float">
            <text:p>2.15227</text:p>
          </table:table-cell>
          <table:table-cell office:value-type="float" office:value="2.69484222682653" calcext:value-type="float">
            <text:p>2.6948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80327012951" calcext:value-type="float">
            <text:p>2.2608</text:p>
          </table:table-cell>
          <table:table-cell office:value-type="float" office:value="2.22459315100862" calcext:value-type="float">
            <text:p>2.22459</text:p>
          </table:table-cell>
          <table:table-cell office:value-type="float" office:value="3.13843191687147" calcext:value-type="float">
            <text:p>3.1384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23810595095" calcext:value-type="float">
            <text:p>2.25624</text:p>
          </table:table-cell>
          <table:table-cell office:value-type="float" office:value="2.2312299348719" calcext:value-type="float">
            <text:p>2.23123</text:p>
          </table:table-cell>
          <table:table-cell office:value-type="float" office:value="3.12933158451018" calcext:value-type="float">
            <text:p>3.1293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78143858338" calcext:value-type="float">
            <text:p>2.24778</text:p>
          </table:table-cell>
          <table:table-cell office:value-type="float" office:value="2.24942798025429" calcext:value-type="float">
            <text:p>2.24943</text:p>
          </table:table-cell>
          <table:table-cell office:value-type="float" office:value="2.99229306069767" calcext:value-type="float">
            <text:p>2.9922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53816639827" calcext:value-type="float">
            <text:p>2.24254</text:p>
          </table:table-cell>
          <table:table-cell office:value-type="float" office:value="2.23492457365099" calcext:value-type="float">
            <text:p>2.23492</text:p>
          </table:table-cell>
          <table:table-cell office:value-type="float" office:value="3.00385925702461" calcext:value-type="float">
            <text:p>3.00386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0793715378" calcext:value-type="float">
            <text:p>2.23308</text:p>
          </table:table-cell>
          <table:table-cell office:value-type="float" office:value="2.25194326830295" calcext:value-type="float">
            <text:p>2.25194</text:p>
          </table:table-cell>
          <table:table-cell office:value-type="float" office:value="3.19376623816971" calcext:value-type="float">
            <text:p>3.193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618446129746" calcext:value-type="float">
            <text:p>2.20618</text:p>
          </table:table-cell>
          <table:table-cell office:value-type="float" office:value="2.23306227131086" calcext:value-type="float">
            <text:p>2.23306</text:p>
          </table:table-cell>
          <table:table-cell office:value-type="float" office:value="2.82276751327599" calcext:value-type="float">
            <text:p>2.8227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98367969543" calcext:value-type="float">
            <text:p>2.23098</text:p>
          </table:table-cell>
          <table:table-cell office:value-type="float" office:value="2.230551700793" calcext:value-type="float">
            <text:p>2.23055</text:p>
          </table:table-cell>
          <table:table-cell office:value-type="float" office:value="2.99657039910602" calcext:value-type="float">
            <text:p>2.9965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911371910774" calcext:value-type="float">
            <text:p>2.22911</text:p>
          </table:table-cell>
          <table:table-cell office:value-type="float" office:value="2.26222439790739" calcext:value-type="float">
            <text:p>2.26222</text:p>
          </table:table-cell>
          <table:table-cell office:value-type="float" office:value="3.16659096977634" calcext:value-type="float">
            <text:p>3.1665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9335154363" calcext:value-type="float">
            <text:p>2.22719</text:p>
          </table:table-cell>
          <table:table-cell office:value-type="float" office:value="2.3151482838771" calcext:value-type="float">
            <text:p>2.31515</text:p>
          </table:table-cell>
          <table:table-cell office:value-type="float" office:value="3.15142566295109" calcext:value-type="float">
            <text:p>3.151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97348859102" calcext:value-type="float">
            <text:p>2.22397</text:p>
          </table:table-cell>
          <table:table-cell office:value-type="float" office:value="2.32116033352698" calcext:value-type="float">
            <text:p>2.32116</text:p>
          </table:table-cell>
          <table:table-cell office:value-type="float" office:value="3.06394304202728" calcext:value-type="float">
            <text:p>3.0639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07942680174" calcext:value-type="float">
            <text:p>2.22079</text:p>
          </table:table-cell>
          <table:table-cell office:value-type="float" office:value="2.30852619690757" calcext:value-type="float">
            <text:p>2.30853</text:p>
          </table:table-cell>
          <table:table-cell office:value-type="float" office:value="3.06628717300687" calcext:value-type="float">
            <text:p>3.0662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44156020427" calcext:value-type="float">
            <text:p>2.21944</text:p>
          </table:table-cell>
          <table:table-cell office:value-type="float" office:value="2.31574602851439" calcext:value-type="float">
            <text:p>2.31575</text:p>
          </table:table-cell>
          <table:table-cell office:value-type="float" office:value="3.13600447905533" calcext:value-type="float">
            <text:p>3.13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18258371366" calcext:value-type="float">
            <text:p>2.22018</text:p>
          </table:table-cell>
          <table:table-cell office:value-type="float" office:value="2.21863844070059" calcext:value-type="float">
            <text:p>2.21864</text:p>
          </table:table-cell>
          <table:table-cell office:value-type="float" office:value="2.84174343835361" calcext:value-type="float">
            <text:p>2.841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34899176885" calcext:value-type="float">
            <text:p>2.24235</text:p>
          </table:table-cell>
          <table:table-cell office:value-type="float" office:value="2.21639182319441" calcext:value-type="float">
            <text:p>2.21639</text:p>
          </table:table-cell>
          <table:table-cell office:value-type="float" office:value="2.99934445161509" calcext:value-type="float">
            <text:p>2.9993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469289820473" calcext:value-type="float">
            <text:p>2.20469</text:p>
          </table:table-cell>
          <table:table-cell office:value-type="float" office:value="2.2945079996438" calcext:value-type="float">
            <text:p>2.29451</text:p>
          </table:table-cell>
          <table:table-cell office:value-type="float" office:value="2.99373275719501" calcext:value-type="float">
            <text:p>2.9937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6523720474" calcext:value-type="float">
            <text:p>2.20365</text:p>
          </table:table-cell>
          <table:table-cell office:value-type="float" office:value="2.33926566393722" calcext:value-type="float">
            <text:p>2.33927</text:p>
          </table:table-cell>
          <table:table-cell office:value-type="float" office:value="3.13890400851486" calcext:value-type="float">
            <text:p>3.138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9906650326728" calcext:value-type="float">
            <text:p>2.19907</text:p>
          </table:table-cell>
          <table:table-cell office:value-type="float" office:value="2.29906155605405" calcext:value-type="float">
            <text:p>2.29906</text:p>
          </table:table-cell>
          <table:table-cell office:value-type="float" office:value="2.99885761778961" calcext:value-type="float">
            <text:p>2.9988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762194785985" calcext:value-type="float">
            <text:p>2.19762</text:p>
          </table:table-cell>
          <table:table-cell office:value-type="float" office:value="2.37819389875718" calcext:value-type="float">
            <text:p>2.37819</text:p>
          </table:table-cell>
          <table:table-cell office:value-type="float" office:value="3.13632238568117" calcext:value-type="float">
            <text:p>3.1363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36680759157" calcext:value-type="float">
            <text:p>2.19537</text:p>
          </table:table-cell>
          <table:table-cell office:value-type="float" office:value="2.35811273709519" calcext:value-type="float">
            <text:p>2.35811</text:p>
          </table:table-cell>
          <table:table-cell office:value-type="float" office:value="3.15115149921763" calcext:value-type="float">
            <text:p>3.1511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84285619427" calcext:value-type="float">
            <text:p>2.18984</text:p>
          </table:table-cell>
          <table:table-cell office:value-type="float" office:value="2.38395271134168" calcext:value-type="float">
            <text:p>2.38395</text:p>
          </table:table-cell>
          <table:table-cell office:value-type="float" office:value="3.14485740079088" calcext:value-type="float">
            <text:p>3.144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42211218604" calcext:value-type="float">
            <text:p>2.18942</text:p>
          </table:table-cell>
          <table:table-cell office:value-type="float" office:value="2.3662842155541" calcext:value-type="float">
            <text:p>2.36628</text:p>
          </table:table-cell>
          <table:table-cell office:value-type="float" office:value="3.11173281556032" calcext:value-type="float">
            <text:p>3.111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72809445299" calcext:value-type="float">
            <text:p>2.32673</text:p>
          </table:table-cell>
          <table:table-cell office:value-type="float" office:value="2.18395477400424" calcext:value-type="float">
            <text:p>2.18395</text:p>
          </table:table-cell>
          <table:table-cell office:value-type="float" office:value="2.94477178616688" calcext:value-type="float">
            <text:p>2.944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996746961" calcext:value-type="float">
            <text:p>2.1837</text:p>
          </table:table-cell>
          <table:table-cell office:value-type="float" office:value="2.35223922695811" calcext:value-type="float">
            <text:p>2.35224</text:p>
          </table:table-cell>
          <table:table-cell office:value-type="float" office:value="3.1321121577738" calcext:value-type="float">
            <text:p>3.1321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8588079605" calcext:value-type="float">
            <text:p>2.18186</text:p>
          </table:table-cell>
          <table:table-cell office:value-type="float" office:value="2.42178158384373" calcext:value-type="float">
            <text:p>2.42178</text:p>
          </table:table-cell>
          <table:table-cell office:value-type="float" office:value="3.26487741979267" calcext:value-type="float">
            <text:p>3.2648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102656088111" calcext:value-type="float">
            <text:p>2.18103</text:p>
          </table:table-cell>
          <table:table-cell office:value-type="float" office:value="2.36648933027454" calcext:value-type="float">
            <text:p>2.36649</text:p>
          </table:table-cell>
          <table:table-cell office:value-type="float" office:value="3.15134825695543" calcext:value-type="float">
            <text:p>3.1513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636908094535" calcext:value-type="float">
            <text:p>2.17637</text:p>
          </table:table-cell>
          <table:table-cell office:value-type="float" office:value="2.41498232695973" calcext:value-type="float">
            <text:p>2.41498</text:p>
          </table:table-cell>
          <table:table-cell office:value-type="float" office:value="3.18797068254695" calcext:value-type="float">
            <text:p>3.1879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15942496169" calcext:value-type="float">
            <text:p>2.17516</text:p>
          </table:table-cell>
          <table:table-cell office:value-type="float" office:value="2.38881285240042" calcext:value-type="float">
            <text:p>2.38881</text:p>
          </table:table-cell>
          <table:table-cell office:value-type="float" office:value="3.17866001594815" calcext:value-type="float">
            <text:p>3.1786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202533684269" calcext:value-type="float">
            <text:p>2.30203</text:p>
          </table:table-cell>
          <table:table-cell office:value-type="float" office:value="2.17426350938017" calcext:value-type="float">
            <text:p>2.17426</text:p>
          </table:table-cell>
          <table:table-cell office:value-type="float" office:value="2.91867644877321" calcext:value-type="float">
            <text:p>2.918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383851447908" calcext:value-type="float">
            <text:p>2.17384</text:p>
          </table:table-cell>
          <table:table-cell office:value-type="float" office:value="2.36704986366894" calcext:value-type="float">
            <text:p>2.36705</text:p>
          </table:table-cell>
          <table:table-cell office:value-type="float" office:value="3.17685077367348" calcext:value-type="float">
            <text:p>3.1768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258518405411" calcext:value-type="float">
            <text:p>2.16259</text:p>
          </table:table-cell>
          <table:table-cell office:value-type="float" office:value="2.4302981512586" calcext:value-type="float">
            <text:p>2.4303</text:p>
          </table:table-cell>
          <table:table-cell office:value-type="float" office:value="3.23801971462988" calcext:value-type="float">
            <text:p>3.2380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86539996581" calcext:value-type="float">
            <text:p>2.31087</text:p>
          </table:table-cell>
          <table:table-cell office:value-type="float" office:value="2.16235971422234" calcext:value-type="float">
            <text:p>2.16236</text:p>
          </table:table-cell>
          <table:table-cell office:value-type="float" office:value="2.70257191416498" calcext:value-type="float">
            <text:p>2.702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362497404012" calcext:value-type="float">
            <text:p>2.32362</text:p>
          </table:table-cell>
          <table:table-cell office:value-type="float" office:value="2.15244099160383" calcext:value-type="float">
            <text:p>2.15244</text:p>
          </table:table-cell>
          <table:table-cell office:value-type="float" office:value="2.7101775443861" calcext:value-type="float">
            <text:p>2.710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34720172898035" calcext:value-type="float">
            <text:p>2.3472</text:p>
          </table:table-cell>
          <table:table-cell office:value-type="float" office:value="2.12898467636038" calcext:value-type="float">
            <text:p>2.12898</text:p>
          </table:table-cell>
          <table:table-cell office:value-type="float" office:value="2.91401568125246" calcext:value-type="float">
            <text:p>2.9140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873283292575" calcext:value-type="float">
            <text:p>2.12873</text:p>
          </table:table-cell>
          <table:table-cell office:value-type="float" office:value="2.44541225701906" calcext:value-type="float">
            <text:p>2.44541</text:p>
          </table:table-cell>
          <table:table-cell office:value-type="float" office:value="3.16856976956103" calcext:value-type="float">
            <text:p>3.168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854655115631" calcext:value-type="float">
            <text:p>2.32855</text:p>
          </table:table-cell>
          <table:table-cell office:value-type="float" office:value="2.1284170755185" calcext:value-type="float">
            <text:p>2.12842</text:p>
          </table:table-cell>
          <table:table-cell office:value-type="float" office:value="2.91893089308507" calcext:value-type="float">
            <text:p>2.9189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50057429612" calcext:value-type="float">
            <text:p>2.1145</text:p>
          </table:table-cell>
          <table:table-cell office:value-type="float" office:value="2.43787353618066" calcext:value-type="float">
            <text:p>2.43787</text:p>
          </table:table-cell>
          <table:table-cell office:value-type="float" office:value="3.17576614492606" calcext:value-type="float">
            <text:p>3.175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5" calcext:value-type="float">
            <text:p>5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5" calcext:value-type="float">
            <text:p>5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5" calcext:value-type="float">
            <text:p>5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2" table:style-name="ta1">
        <table:table-column table:style-name="co5" table:number-columns-repeated="7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945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9401783139071" calcext:value-type="float">
            <text:p>2.39402</text:p>
          </table:table-cell>
          <table:table-cell office:value-type="float" office:value="2.02964518190507" calcext:value-type="float">
            <text:p>2.02965</text:p>
          </table:table-cell>
          <table:table-cell office:value-type="float" office:value="2.80265282231384" calcext:value-type="float">
            <text:p>2.802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2])" office:value-type="float" office:value="2.27934349059756" calcext:value-type="float">
            <text:p>2.27934</text:p>
          </table:table-cell>
          <table:table-cell table:formula="of:=AVERAGE([.BT1:.BT12])" office:value-type="float" office:value="2.2127990227177" calcext:value-type="float">
            <text:p>2.2128</text:p>
          </table:table-cell>
          <table:table-cell table:formula="of:=AVERAGE([.BU1:.BU12])" office:value-type="float" office:value="2.97535229017133" calcext:value-type="float">
            <text:p>2.97535</text:p>
          </table:table-cell>
          <table:table-cell table:number-columns-repeated="9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9278569529982" calcext:value-type="float">
            <text:p>2.39279</text:p>
          </table:table-cell>
          <table:table-cell office:value-type="float" office:value="2.03099673119447" calcext:value-type="float">
            <text:p>2.031</text:p>
          </table:table-cell>
          <table:table-cell office:value-type="float" office:value="2.8104752209837" calcext:value-type="float">
            <text:p>2.8104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6110645155432" calcext:value-type="float">
            <text:p>2.36111</text:p>
          </table:table-cell>
          <table:table-cell table:formula="of:=AVERAGE([.BT1:.BT5])" office:value-type="float" office:value="2.09879912923437" calcext:value-type="float">
            <text:p>2.0988</text:p>
          </table:table-cell>
          <table:table-cell table:formula="of:=AVERAGE([.BU1:.BU5])" office:value-type="float" office:value="2.88570144390634" calcext:value-type="float">
            <text:p>2.8857</text:p>
          </table:table-cell>
          <table:table-cell table:number-columns-repeated="94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60104868723" calcext:value-type="float">
            <text:p>2.35601</text:p>
          </table:table-cell>
          <table:table-cell office:value-type="float" office:value="2.16686431476472" calcext:value-type="float">
            <text:p>2.16686</text:p>
          </table:table-cell>
          <table:table-cell office:value-type="float" office:value="3.03072931044002" calcext:value-type="float">
            <text:p>3.0307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742654022398" calcext:value-type="float">
            <text:p>2.34743</text:p>
          </table:table-cell>
          <table:table-cell office:value-type="float" office:value="2.16956997877994" calcext:value-type="float">
            <text:p>2.16957</text:p>
          </table:table-cell>
          <table:table-cell office:value-type="float" office:value="3.03311807499076" calcext:value-type="float">
            <text:p>3.0331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152917039848" calcext:value-type="float">
            <text:p>2.31529</text:p>
          </table:table-cell>
          <table:table-cell office:value-type="float" office:value="2.09691943952765" calcext:value-type="float">
            <text:p>2.09692</text:p>
          </table:table-cell>
          <table:table-cell office:value-type="float" office:value="2.7515317908034" calcext:value-type="float">
            <text:p>2.7515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248119236913" calcext:value-type="float">
            <text:p>2.31248</text:p>
          </table:table-cell>
          <table:table-cell office:value-type="float" office:value="2.11344629938551" calcext:value-type="float">
            <text:p>2.11345</text:p>
          </table:table-cell>
          <table:table-cell office:value-type="float" office:value="2.75026584658746" calcext:value-type="float">
            <text:p>2.7502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53816639827" calcext:value-type="float">
            <text:p>2.24254</text:p>
          </table:table-cell>
          <table:table-cell office:value-type="float" office:value="2.23492457365099" calcext:value-type="float">
            <text:p>2.23492</text:p>
          </table:table-cell>
          <table:table-cell office:value-type="float" office:value="3.00385925702461" calcext:value-type="float">
            <text:p>3.00386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98367969543" calcext:value-type="float">
            <text:p>2.23098</text:p>
          </table:table-cell>
          <table:table-cell office:value-type="float" office:value="2.230551700793" calcext:value-type="float">
            <text:p>2.23055</text:p>
          </table:table-cell>
          <table:table-cell office:value-type="float" office:value="2.99657039910602" calcext:value-type="float">
            <text:p>2.9965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762194785985" calcext:value-type="float">
            <text:p>2.19762</text:p>
          </table:table-cell>
          <table:table-cell office:value-type="float" office:value="2.37819389875718" calcext:value-type="float">
            <text:p>2.37819</text:p>
          </table:table-cell>
          <table:table-cell office:value-type="float" office:value="3.13632238568117" calcext:value-type="float">
            <text:p>3.1363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84285619427" calcext:value-type="float">
            <text:p>2.18984</text:p>
          </table:table-cell>
          <table:table-cell office:value-type="float" office:value="2.38395271134168" calcext:value-type="float">
            <text:p>2.38395</text:p>
          </table:table-cell>
          <table:table-cell office:value-type="float" office:value="3.14485740079088" calcext:value-type="float">
            <text:p>3.144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42211218604" calcext:value-type="float">
            <text:p>2.18942</text:p>
          </table:table-cell>
          <table:table-cell office:value-type="float" office:value="2.3662842155541" calcext:value-type="float">
            <text:p>2.36628</text:p>
          </table:table-cell>
          <table:table-cell office:value-type="float" office:value="3.11173281556032" calcext:value-type="float">
            <text:p>3.111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996746961" calcext:value-type="float">
            <text:p>2.1837</text:p>
          </table:table-cell>
          <table:table-cell office:value-type="float" office:value="2.35223922695811" calcext:value-type="float">
            <text:p>2.35224</text:p>
          </table:table-cell>
          <table:table-cell office:value-type="float" office:value="3.1321121577738" calcext:value-type="float">
            <text:p>3.1321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240130654132" calcext:value-type="float">
            <text:p>2.3624</text:p>
          </table:table-cell>
          <table:table-cell office:value-type="float" office:value="2.07339221811102" calcext:value-type="float">
            <text:p>2.07339</text:p>
          </table:table-cell>
          <table:table-cell office:value-type="float" office:value="2.78634777338402" calcext:value-type="float">
            <text:p>2.786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3:.BS30])" office:value-type="float" office:value="2.24259188679678" calcext:value-type="float">
            <text:p>2.24259</text:p>
          </table:table-cell>
          <table:table-cell table:formula="of:=AVERAGE([.BT13:.BT30])" office:value-type="float" office:value="2.28792852120598" calcext:value-type="float">
            <text:p>2.28793</text:p>
          </table:table-cell>
          <table:table-cell table:formula="of:=AVERAGE([.BU13:.BU30])" office:value-type="float" office:value="3.09649559517225" calcext:value-type="float">
            <text:p>3.0965</text:p>
          </table:table-cell>
          <table:table-cell table:number-columns-repeated="94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34605928318238" calcext:value-type="float">
            <text:p>2.34606</text:p>
          </table:table-cell>
          <table:table-cell office:value-type="float" office:value="2.09361846111245" calcext:value-type="float">
            <text:p>2.09362</text:p>
          </table:table-cell>
          <table:table-cell office:value-type="float" office:value="2.77377208708957" calcext:value-type="float">
            <text:p>2.773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3:.BS17])" office:value-type="float" office:value="2.32641836165256" calcext:value-type="float">
            <text:p>2.32642</text:p>
          </table:table-cell>
          <table:table-cell table:formula="of:=AVERAGE([.BT13:.BT17])" office:value-type="float" office:value="2.16432187707944" calcext:value-type="float">
            <text:p>2.16432</text:p>
          </table:table-cell>
          <table:table-cell table:formula="of:=AVERAGE([.BU13:.BU17])" office:value-type="float" office:value="2.9249697509123" calcext:value-type="float">
            <text:p>2.92497</text:p>
          </table:table-cell>
          <table:table-cell table:number-columns-repeated="9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2823217103711" calcext:value-type="float">
            <text:p>2.32823</text:p>
          </table:table-cell>
          <table:table-cell office:value-type="float" office:value="2.14285054314426" calcext:value-type="float">
            <text:p>2.14285</text:p>
          </table:table-cell>
          <table:table-cell office:value-type="float" office:value="2.82764487732102" calcext:value-type="float">
            <text:p>2.827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76138949992" calcext:value-type="float">
            <text:p>2.31776</text:p>
          </table:table-cell>
          <table:table-cell office:value-type="float" office:value="2.16136576517011" calcext:value-type="float">
            <text:p>2.16137</text:p>
          </table:table-cell>
          <table:table-cell office:value-type="float" office:value="2.85144201304563" calcext:value-type="float">
            <text:p>2.851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63765800207" calcext:value-type="float">
            <text:p>2.27764</text:p>
          </table:table-cell>
          <table:table-cell office:value-type="float" office:value="2.35038239785935" calcext:value-type="float">
            <text:p>2.35038</text:p>
          </table:table-cell>
          <table:table-cell office:value-type="float" office:value="3.38564200372127" calcext:value-type="float">
            <text:p>3.385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55363417125" calcext:value-type="float">
            <text:p>2.27555</text:p>
          </table:table-cell>
          <table:table-cell office:value-type="float" office:value="2.35164271293812" calcext:value-type="float">
            <text:p>2.35164</text:p>
          </table:table-cell>
          <table:table-cell office:value-type="float" office:value="3.34916915669595" calcext:value-type="float">
            <text:p>3.3491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0793715378" calcext:value-type="float">
            <text:p>2.23308</text:p>
          </table:table-cell>
          <table:table-cell office:value-type="float" office:value="2.25194326830295" calcext:value-type="float">
            <text:p>2.25194</text:p>
          </table:table-cell>
          <table:table-cell office:value-type="float" office:value="3.19376623816971" calcext:value-type="float">
            <text:p>3.193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911371910774" calcext:value-type="float">
            <text:p>2.22911</text:p>
          </table:table-cell>
          <table:table-cell office:value-type="float" office:value="2.26222439790739" calcext:value-type="float">
            <text:p>2.26222</text:p>
          </table:table-cell>
          <table:table-cell office:value-type="float" office:value="3.16659096977634" calcext:value-type="float">
            <text:p>3.1665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9335154363" calcext:value-type="float">
            <text:p>2.22719</text:p>
          </table:table-cell>
          <table:table-cell office:value-type="float" office:value="2.3151482838771" calcext:value-type="float">
            <text:p>2.31515</text:p>
          </table:table-cell>
          <table:table-cell office:value-type="float" office:value="3.15142566295109" calcext:value-type="float">
            <text:p>3.151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97348859102" calcext:value-type="float">
            <text:p>2.22397</text:p>
          </table:table-cell>
          <table:table-cell office:value-type="float" office:value="2.32116033352698" calcext:value-type="float">
            <text:p>2.32116</text:p>
          </table:table-cell>
          <table:table-cell office:value-type="float" office:value="3.06394304202728" calcext:value-type="float">
            <text:p>3.0639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07942680174" calcext:value-type="float">
            <text:p>2.22079</text:p>
          </table:table-cell>
          <table:table-cell office:value-type="float" office:value="2.30852619690757" calcext:value-type="float">
            <text:p>2.30853</text:p>
          </table:table-cell>
          <table:table-cell office:value-type="float" office:value="3.06628717300687" calcext:value-type="float">
            <text:p>3.0662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44156020427" calcext:value-type="float">
            <text:p>2.21944</text:p>
          </table:table-cell>
          <table:table-cell office:value-type="float" office:value="2.31574602851439" calcext:value-type="float">
            <text:p>2.31575</text:p>
          </table:table-cell>
          <table:table-cell office:value-type="float" office:value="3.13600447905533" calcext:value-type="float">
            <text:p>3.13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6523720474" calcext:value-type="float">
            <text:p>2.20365</text:p>
          </table:table-cell>
          <table:table-cell office:value-type="float" office:value="2.33926566393722" calcext:value-type="float">
            <text:p>2.33927</text:p>
          </table:table-cell>
          <table:table-cell office:value-type="float" office:value="3.13890400851486" calcext:value-type="float">
            <text:p>3.138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36680759157" calcext:value-type="float">
            <text:p>2.19537</text:p>
          </table:table-cell>
          <table:table-cell office:value-type="float" office:value="2.35811273709519" calcext:value-type="float">
            <text:p>2.35811</text:p>
          </table:table-cell>
          <table:table-cell office:value-type="float" office:value="3.15115149921763" calcext:value-type="float">
            <text:p>3.1511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102656088111" calcext:value-type="float">
            <text:p>2.18103</text:p>
          </table:table-cell>
          <table:table-cell office:value-type="float" office:value="2.36648933027454" calcext:value-type="float">
            <text:p>2.36649</text:p>
          </table:table-cell>
          <table:table-cell office:value-type="float" office:value="3.15134825695543" calcext:value-type="float">
            <text:p>3.1513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636908094535" calcext:value-type="float">
            <text:p>2.17637</text:p>
          </table:table-cell>
          <table:table-cell office:value-type="float" office:value="2.41498232695973" calcext:value-type="float">
            <text:p>2.41498</text:p>
          </table:table-cell>
          <table:table-cell office:value-type="float" office:value="3.18797068254695" calcext:value-type="float">
            <text:p>3.1879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15942496169" calcext:value-type="float">
            <text:p>2.17516</text:p>
          </table:table-cell>
          <table:table-cell office:value-type="float" office:value="2.38881285240042" calcext:value-type="float">
            <text:p>2.38881</text:p>
          </table:table-cell>
          <table:table-cell office:value-type="float" office:value="3.17866001594815" calcext:value-type="float">
            <text:p>3.1786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383851447908" calcext:value-type="float">
            <text:p>2.17384</text:p>
          </table:table-cell>
          <table:table-cell office:value-type="float" office:value="2.36704986366894" calcext:value-type="float">
            <text:p>2.36705</text:p>
          </table:table-cell>
          <table:table-cell office:value-type="float" office:value="3.17685077367348" calcext:value-type="float">
            <text:p>3.1768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042874544617" calcext:value-type="float">
            <text:p>2.33043</text:p>
          </table:table-cell>
          <table:table-cell office:value-type="float" office:value="2.20264505133923" calcext:value-type="float">
            <text:p>2.20265</text:p>
          </table:table-cell>
          <table:table-cell office:value-type="float" office:value="3.25867543941462" calcext:value-type="float">
            <text:p>3.2586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6])" office:value-type="float" office:value="2.24719361570724" calcext:value-type="float">
            <text:p>2.24719</text:p>
          </table:table-cell>
          <table:table-cell table:formula="of:=AVERAGE([.BT31:.BT46])" office:value-type="float" office:value="2.26753381193262" calcext:value-type="float">
            <text:p>2.26753</text:p>
          </table:table-cell>
          <table:table-cell table:formula="of:=AVERAGE([.BU31:.BU46])" office:value-type="float" office:value="3.06432180064697" calcext:value-type="float">
            <text:p>3.06432</text:p>
          </table:table-cell>
          <table:table-cell table:number-columns-repeated="9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010847231525" calcext:value-type="float">
            <text:p>2.33011</text:p>
          </table:table-cell>
          <table:table-cell office:value-type="float" office:value="2.19260853590637" calcext:value-type="float">
            <text:p>2.19261</text:p>
          </table:table-cell>
          <table:table-cell office:value-type="float" office:value="3.23913143012184" calcext:value-type="float">
            <text:p>3.2391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31981116169509" calcext:value-type="float">
            <text:p>2.31981</text:p>
          </table:table-cell>
          <table:table-cell table:formula="of:=AVERAGE([.BT31:.BT35])" office:value-type="float" office:value="2.20538888564337" calcext:value-type="float">
            <text:p>2.20539</text:p>
          </table:table-cell>
          <table:table-cell table:formula="of:=AVERAGE([.BU31:.BU35])" office:value-type="float" office:value="3.11723326908615" calcext:value-type="float">
            <text:p>3.11723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934263226824" calcext:value-type="float">
            <text:p>2.31934</text:p>
          </table:table-cell>
          <table:table-cell office:value-type="float" office:value="2.22696264461596" calcext:value-type="float">
            <text:p>2.22696</text:p>
          </table:table-cell>
          <table:table-cell office:value-type="float" office:value="3.10092268829919" calcext:value-type="float">
            <text:p>3.1009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085361735914" calcext:value-type="float">
            <text:p>2.31085</text:p>
          </table:table-cell>
          <table:table-cell office:value-type="float" office:value="2.22699787941336" calcext:value-type="float">
            <text:p>2.227</text:p>
          </table:table-cell>
          <table:table-cell office:value-type="float" office:value="3.0781505545878" calcext:value-type="float">
            <text:p>3.0781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32234108665" calcext:value-type="float">
            <text:p>2.30832</text:p>
          </table:table-cell>
          <table:table-cell office:value-type="float" office:value="2.17773031694193" calcext:value-type="float">
            <text:p>2.17773</text:p>
          </table:table-cell>
          <table:table-cell office:value-type="float" office:value="2.90928623300732" calcext:value-type="float">
            <text:p>2.9092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484028329278" calcext:value-type="float">
            <text:p>2.29484</text:p>
          </table:table-cell>
          <table:table-cell office:value-type="float" office:value="2.16614099237408" calcext:value-type="float">
            <text:p>2.16614</text:p>
          </table:table-cell>
          <table:table-cell office:value-type="float" office:value="2.94645188963303" calcext:value-type="float">
            <text:p>2.9464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169287727998" calcext:value-type="float">
            <text:p>2.28169</text:p>
          </table:table-cell>
          <table:table-cell office:value-type="float" office:value="2.15043097494424" calcext:value-type="float">
            <text:p>2.15043</text:p>
          </table:table-cell>
          <table:table-cell office:value-type="float" office:value="2.69410142318535" calcext:value-type="float">
            <text:p>2.694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03070547875" calcext:value-type="float">
            <text:p>2.27103</text:p>
          </table:table-cell>
          <table:table-cell office:value-type="float" office:value="2.15226642550638" calcext:value-type="float">
            <text:p>2.15227</text:p>
          </table:table-cell>
          <table:table-cell office:value-type="float" office:value="2.69484222682653" calcext:value-type="float">
            <text:p>2.6948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80327012951" calcext:value-type="float">
            <text:p>2.2608</text:p>
          </table:table-cell>
          <table:table-cell office:value-type="float" office:value="2.22459315100862" calcext:value-type="float">
            <text:p>2.22459</text:p>
          </table:table-cell>
          <table:table-cell office:value-type="float" office:value="3.13843191687147" calcext:value-type="float">
            <text:p>3.1384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23810595095" calcext:value-type="float">
            <text:p>2.25624</text:p>
          </table:table-cell>
          <table:table-cell office:value-type="float" office:value="2.2312299348719" calcext:value-type="float">
            <text:p>2.23123</text:p>
          </table:table-cell>
          <table:table-cell office:value-type="float" office:value="3.12933158451018" calcext:value-type="float">
            <text:p>3.1293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469289820473" calcext:value-type="float">
            <text:p>2.20469</text:p>
          </table:table-cell>
          <table:table-cell office:value-type="float" office:value="2.2945079996438" calcext:value-type="float">
            <text:p>2.29451</text:p>
          </table:table-cell>
          <table:table-cell office:value-type="float" office:value="2.99373275719501" calcext:value-type="float">
            <text:p>2.9937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9906650326728" calcext:value-type="float">
            <text:p>2.19907</text:p>
          </table:table-cell>
          <table:table-cell office:value-type="float" office:value="2.29906155605405" calcext:value-type="float">
            <text:p>2.29906</text:p>
          </table:table-cell>
          <table:table-cell office:value-type="float" office:value="2.99885761778961" calcext:value-type="float">
            <text:p>2.9988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8588079605" calcext:value-type="float">
            <text:p>2.18186</text:p>
          </table:table-cell>
          <table:table-cell office:value-type="float" office:value="2.42178158384373" calcext:value-type="float">
            <text:p>2.42178</text:p>
          </table:table-cell>
          <table:table-cell office:value-type="float" office:value="3.26487741979267" calcext:value-type="float">
            <text:p>3.2648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258518405411" calcext:value-type="float">
            <text:p>2.16259</text:p>
          </table:table-cell>
          <table:table-cell office:value-type="float" office:value="2.4302981512586" calcext:value-type="float">
            <text:p>2.4303</text:p>
          </table:table-cell>
          <table:table-cell office:value-type="float" office:value="3.23801971462988" calcext:value-type="float">
            <text:p>3.2380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873283292575" calcext:value-type="float">
            <text:p>2.12873</text:p>
          </table:table-cell>
          <table:table-cell office:value-type="float" office:value="2.44541225701906" calcext:value-type="float">
            <text:p>2.44541</text:p>
          </table:table-cell>
          <table:table-cell office:value-type="float" office:value="3.16856976956103" calcext:value-type="float">
            <text:p>3.168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50057429612" calcext:value-type="float">
            <text:p>2.1145</text:p>
          </table:table-cell>
          <table:table-cell office:value-type="float" office:value="2.43787353618066" calcext:value-type="float">
            <text:p>2.43787</text:p>
          </table:table-cell>
          <table:table-cell office:value-type="float" office:value="3.17576614492606" calcext:value-type="float">
            <text:p>3.175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33500366002" calcext:value-type="float">
            <text:p>2.18634</text:p>
          </table:table-cell>
          <table:table-cell office:value-type="float" office:value="2.45440420775359" calcext:value-type="float">
            <text:p>2.4544</text:p>
          </table:table-cell>
          <table:table-cell office:value-type="float" office:value="3.38003645890742" calcext:value-type="float">
            <text:p>3.3800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5619795554913" calcext:value-type="float">
            <text:p>2.2562</text:p>
          </table:table-cell>
          <table:table-cell table:formula="of:=AVERAGE([.BT47:.BT60])" office:value-type="float" office:value="2.24172763133323" calcext:value-type="float">
            <text:p>2.24173</text:p>
          </table:table-cell>
          <table:table-cell table:formula="of:=AVERAGE([.BU47:.BU60])" office:value-type="float" office:value="3.01334686427087" calcext:value-type="float">
            <text:p>3.01335</text:p>
          </table:table-cell>
          <table:table-cell table:number-columns-repeated="9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78876161244" calcext:value-type="float">
            <text:p>2.17679</text:p>
          </table:table-cell>
          <table:table-cell office:value-type="float" office:value="2.44274363170286" calcext:value-type="float">
            <text:p>2.44274</text:p>
          </table:table-cell>
          <table:table-cell office:value-type="float" office:value="3.36995752113345" calcext:value-type="float">
            <text:p>3.369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7:.BS51])" office:value-type="float" office:value="2.22415212734453" calcext:value-type="float">
            <text:p>2.22415</text:p>
          </table:table-cell>
          <table:table-cell table:formula="of:=AVERAGE([.BT47:.BT51])" office:value-type="float" office:value="2.35713471247399" calcext:value-type="float">
            <text:p>2.35713</text:p>
          </table:table-cell>
          <table:table-cell table:formula="of:=AVERAGE([.BU47:.BU51])" office:value-type="float" office:value="3.28277128574376" calcext:value-type="float">
            <text:p>3.28277</text:p>
          </table:table-cell>
          <table:table-cell table:number-columns-repeated="9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49116895683" calcext:value-type="float">
            <text:p>2.26349</text:p>
          </table:table-cell>
          <table:table-cell office:value-type="float" office:value="2.32304439710413" calcext:value-type="float">
            <text:p>2.32304</text:p>
          </table:table-cell>
          <table:table-cell office:value-type="float" office:value="3.34476256758018" calcext:value-type="float">
            <text:p>3.3447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36426390999" calcext:value-type="float">
            <text:p>2.24636</text:p>
          </table:table-cell>
          <table:table-cell office:value-type="float" office:value="2.31605334555506" calcext:value-type="float">
            <text:p>2.31605</text:p>
          </table:table-cell>
          <table:table-cell office:value-type="float" office:value="3.32680682040009" calcext:value-type="float">
            <text:p>3.3268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78143858338" calcext:value-type="float">
            <text:p>2.24778</text:p>
          </table:table-cell>
          <table:table-cell office:value-type="float" office:value="2.24942798025429" calcext:value-type="float">
            <text:p>2.24943</text:p>
          </table:table-cell>
          <table:table-cell office:value-type="float" office:value="2.99229306069767" calcext:value-type="float">
            <text:p>2.9922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618446129746" calcext:value-type="float">
            <text:p>2.20618</text:p>
          </table:table-cell>
          <table:table-cell office:value-type="float" office:value="2.23306227131086" calcext:value-type="float">
            <text:p>2.23306</text:p>
          </table:table-cell>
          <table:table-cell office:value-type="float" office:value="2.82276751327599" calcext:value-type="float">
            <text:p>2.8227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18258371366" calcext:value-type="float">
            <text:p>2.22018</text:p>
          </table:table-cell>
          <table:table-cell office:value-type="float" office:value="2.21863844070059" calcext:value-type="float">
            <text:p>2.21864</text:p>
          </table:table-cell>
          <table:table-cell office:value-type="float" office:value="2.84174343835361" calcext:value-type="float">
            <text:p>2.841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34899176885" calcext:value-type="float">
            <text:p>2.24235</text:p>
          </table:table-cell>
          <table:table-cell office:value-type="float" office:value="2.21639182319441" calcext:value-type="float">
            <text:p>2.21639</text:p>
          </table:table-cell>
          <table:table-cell office:value-type="float" office:value="2.99934445161509" calcext:value-type="float">
            <text:p>2.9993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72809445299" calcext:value-type="float">
            <text:p>2.32673</text:p>
          </table:table-cell>
          <table:table-cell office:value-type="float" office:value="2.18395477400424" calcext:value-type="float">
            <text:p>2.18395</text:p>
          </table:table-cell>
          <table:table-cell office:value-type="float" office:value="2.94477178616688" calcext:value-type="float">
            <text:p>2.944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202533684269" calcext:value-type="float">
            <text:p>2.30203</text:p>
          </table:table-cell>
          <table:table-cell office:value-type="float" office:value="2.17426350938017" calcext:value-type="float">
            <text:p>2.17426</text:p>
          </table:table-cell>
          <table:table-cell office:value-type="float" office:value="2.91867644877321" calcext:value-type="float">
            <text:p>2.918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86539996581" calcext:value-type="float">
            <text:p>2.31087</text:p>
          </table:table-cell>
          <table:table-cell office:value-type="float" office:value="2.16235971422234" calcext:value-type="float">
            <text:p>2.16236</text:p>
          </table:table-cell>
          <table:table-cell office:value-type="float" office:value="2.70257191416498" calcext:value-type="float">
            <text:p>2.702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362497404012" calcext:value-type="float">
            <text:p>2.32362</text:p>
          </table:table-cell>
          <table:table-cell office:value-type="float" office:value="2.15244099160383" calcext:value-type="float">
            <text:p>2.15244</text:p>
          </table:table-cell>
          <table:table-cell office:value-type="float" office:value="2.7101775443861" calcext:value-type="float">
            <text:p>2.710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34720172898035" calcext:value-type="float">
            <text:p>2.3472</text:p>
          </table:table-cell>
          <table:table-cell office:value-type="float" office:value="2.12898467636038" calcext:value-type="float">
            <text:p>2.12898</text:p>
          </table:table-cell>
          <table:table-cell office:value-type="float" office:value="2.91401568125246" calcext:value-type="float">
            <text:p>2.9140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854655115631" calcext:value-type="float">
            <text:p>2.32855</text:p>
          </table:table-cell>
          <table:table-cell office:value-type="float" office:value="2.1284170755185" calcext:value-type="float">
            <text:p>2.12842</text:p>
          </table:table-cell>
          <table:table-cell office:value-type="float" office:value="2.91893089308507" calcext:value-type="float">
            <text:p>2.9189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0" calcext:value-type="float">
            <text:p>0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3"/>
          <table:table-cell table:formula="of:=MIN([.BV1:.BV60])" office:value-type="float" office:value="35302650" calcext:value-type="float">
            <text:p>35302650</text:p>
          </table:table-cell>
          <table:table-cell table:number-columns-repeated="950"/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9"/>
          <table:table-cell table:formula="of:=MAX([.BV1:.BV60])" office:value-type="float" office:value="35391150" calcext:value-type="float">
            <text:p>35391150</text:p>
          </table:table-cell>
          <table:table-cell table:number-columns-repeated="9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34:40.129003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0:39:45.141575507</dc:date>
    <meta:generator>LibreOffice/4.2.8.2$Linux_X86_64 LibreOffice_project/420m0$Build-2</meta:generator>
    <meta:editing-duration>P0D</meta:editing-duration>
    <meta:editing-cycles>4</meta:editing-cycles>
    <meta:document-statistic meta:table-count="2" meta:cell-count="9298" meta:object-count="0"/>
  </office:meta>
</office:document-meta>
</file>